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048ff9" officeooo:paragraph-rsid="00048ff9"/>
    </style:style>
    <style:style style:name="P5" style:family="paragraph" style:parent-style-name="Title">
      <style:text-properties officeooo:rsid="00048ff9" officeooo:paragraph-rsid="00048ff9"/>
    </style:style>
    <style:style style:name="P6" style:family="paragraph" style:parent-style-name="Text_20_body">
      <style:text-properties officeooo:paragraph-rsid="000d8903"/>
    </style:style>
    <style:style style:name="P7" style:family="paragraph" style:parent-style-name="Text_20_body">
      <style:text-properties officeooo:rsid="0043ce97" officeooo:paragraph-rsid="0043ce97"/>
    </style:style>
    <style:style style:name="P8" style:family="paragraph" style:parent-style-name="Text_20_body">
      <style:text-properties officeooo:rsid="00585419" officeooo:paragraph-rsid="00585419"/>
    </style:style>
    <style:style style:name="P9" style:family="paragraph" style:parent-style-name="Text_20_body">
      <style:text-properties officeooo:rsid="002b366d" officeooo:paragraph-rsid="002b366d"/>
    </style:style>
    <style:style style:name="P10" style:family="paragraph" style:parent-style-name="Text_20_body">
      <style:text-properties officeooo:rsid="002f57cc" officeooo:paragraph-rsid="002f57cc"/>
    </style:style>
    <style:style style:name="P11" style:family="paragraph" style:parent-style-name="Text_20_body">
      <style:text-properties officeooo:rsid="0030dfa6" officeooo:paragraph-rsid="0030dfa6"/>
    </style:style>
    <style:style style:name="P12" style:family="paragraph" style:parent-style-name="Text_20_body">
      <style:text-properties officeooo:rsid="00397f71" officeooo:paragraph-rsid="00397f71"/>
    </style:style>
    <style:style style:name="P13" style:family="paragraph" style:parent-style-name="Text_20_body">
      <style:text-properties officeooo:rsid="003fa54b" officeooo:paragraph-rsid="003fa54b"/>
    </style:style>
    <style:style style:name="P14" style:family="paragraph" style:parent-style-name="Text_20_body">
      <style:text-properties officeooo:rsid="00405e24" officeooo:paragraph-rsid="00405e24"/>
    </style:style>
    <style:style style:name="P15" style:family="paragraph" style:parent-style-name="Text_20_body">
      <style:text-properties officeooo:rsid="00449585" officeooo:paragraph-rsid="00449585"/>
    </style:style>
    <style:style style:name="P16" style:family="paragraph" style:parent-style-name="Text_20_body">
      <style:text-properties officeooo:rsid="004bf5fe" officeooo:paragraph-rsid="004bf5fe"/>
    </style:style>
    <style:style style:name="P17" style:family="paragraph" style:parent-style-name="Text_20_body">
      <style:text-properties officeooo:rsid="00626b67" officeooo:paragraph-rsid="00626b67"/>
    </style:style>
    <style:style style:name="P18" style:family="paragraph" style:parent-style-name="Text_20_body">
      <style:text-properties officeooo:rsid="002b66dd" officeooo:paragraph-rsid="002b66dd"/>
    </style:style>
    <style:style style:name="P19" style:family="paragraph" style:parent-style-name="Heading_20_1">
      <style:paragraph-properties fo:break-before="page"/>
      <style:text-properties officeooo:rsid="00048ff9" officeooo:paragraph-rsid="00048ff9"/>
    </style:style>
    <style:style style:name="P20" style:family="paragraph" style:parent-style-name="Heading_20_1">
      <style:text-properties officeooo:rsid="000d8903" officeooo:paragraph-rsid="000d8903"/>
    </style:style>
    <style:style style:name="P21" style:family="paragraph" style:parent-style-name="Heading_20_1">
      <style:text-properties officeooo:rsid="0018fd60" officeooo:paragraph-rsid="0018fd60"/>
    </style:style>
    <style:style style:name="P22" style:family="paragraph" style:parent-style-name="Heading_20_1">
      <style:text-properties officeooo:rsid="0040c3e7" officeooo:paragraph-rsid="0040c3e7"/>
    </style:style>
    <style:style style:name="P23" style:family="paragraph" style:parent-style-name="Heading_20_1">
      <style:text-properties officeooo:rsid="00574c39" officeooo:paragraph-rsid="00574c39"/>
    </style:style>
    <style:style style:name="P24" style:family="paragraph" style:parent-style-name="Heading_20_2">
      <style:text-properties officeooo:rsid="0043ce97" officeooo:paragraph-rsid="0043ce97"/>
    </style:style>
    <style:style style:name="P25" style:family="paragraph" style:parent-style-name="Heading_20_2">
      <style:text-properties officeooo:rsid="00048ff9" officeooo:paragraph-rsid="00048ff9"/>
    </style:style>
    <style:style style:name="P26" style:family="paragraph" style:parent-style-name="Heading_20_2">
      <style:text-properties officeooo:rsid="001497e5" officeooo:paragraph-rsid="001497e5"/>
    </style:style>
    <style:style style:name="P27" style:family="paragraph" style:parent-style-name="Heading_20_2">
      <style:text-properties officeooo:rsid="000d8903" officeooo:paragraph-rsid="000d8903"/>
    </style:style>
    <style:style style:name="P28" style:family="paragraph" style:parent-style-name="Heading_20_2">
      <style:text-properties officeooo:paragraph-rsid="000d8903"/>
    </style:style>
    <style:style style:name="P29" style:family="paragraph" style:parent-style-name="Heading_20_2">
      <style:text-properties officeooo:rsid="00298472" officeooo:paragraph-rsid="00298472"/>
    </style:style>
    <style:style style:name="P30" style:family="paragraph" style:parent-style-name="Heading_20_2">
      <style:text-properties officeooo:rsid="0018fd60" officeooo:paragraph-rsid="0018fd60"/>
    </style:style>
    <style:style style:name="P31" style:family="paragraph" style:parent-style-name="Heading_20_2">
      <style:text-properties officeooo:rsid="0040c3e7" officeooo:paragraph-rsid="0040c3e7"/>
    </style:style>
    <style:style style:name="P32" style:family="paragraph" style:parent-style-name="Heading_20_2">
      <style:text-properties officeooo:rsid="00574c39" officeooo:paragraph-rsid="00574c39"/>
    </style:style>
    <style:style style:name="P33" style:family="paragraph" style:parent-style-name="Heading_20_2">
      <style:text-properties officeooo:rsid="00585419" officeooo:paragraph-rsid="00585419"/>
    </style:style>
    <style:style style:name="P34" style:family="paragraph" style:parent-style-name="Heading_20_2">
      <style:text-properties officeooo:rsid="005aa417" officeooo:paragraph-rsid="005aa417"/>
    </style:style>
    <style:style style:name="P35" style:family="paragraph" style:parent-style-name="Heading_20_2">
      <style:text-properties officeooo:rsid="0060cf6c" officeooo:paragraph-rsid="0060cf6c"/>
    </style:style>
    <style:style style:name="P36" style:family="paragraph" style:parent-style-name="Text_20_body" style:list-style-name="L1">
      <style:text-properties officeooo:rsid="0043ce97" officeooo:paragraph-rsid="0043ce97"/>
    </style:style>
    <style:style style:name="P37" style:family="paragraph" style:parent-style-name="Text_20_body" style:list-style-name="L1">
      <style:text-properties officeooo:rsid="0043fb52" officeooo:paragraph-rsid="0043fb52"/>
    </style:style>
    <style:style style:name="P38" style:family="paragraph" style:parent-style-name="Text_20_body" style:list-style-name="L1">
      <style:text-properties officeooo:rsid="006aaa27" officeooo:paragraph-rsid="006c568c"/>
    </style:style>
    <style:style style:name="P39" style:family="paragraph" style:parent-style-name="Text_20_body" style:list-style-name="L6">
      <style:text-properties officeooo:rsid="006aaa27" officeooo:paragraph-rsid="006aaa27"/>
    </style:style>
    <style:style style:name="P40" style:family="paragraph" style:parent-style-name="Text_20_body" style:list-style-name="L15">
      <style:text-properties officeooo:rsid="006aaa27" officeooo:paragraph-rsid="006caa5d"/>
    </style:style>
    <style:style style:name="P41" style:family="paragraph" style:parent-style-name="Text_20_body" style:list-style-name="L18">
      <style:text-properties officeooo:rsid="006aaa27" officeooo:paragraph-rsid="006caa5d"/>
    </style:style>
    <style:style style:name="P42" style:family="paragraph" style:parent-style-name="Text_20_body" style:list-style-name="L21">
      <style:text-properties officeooo:rsid="006aaa27" officeooo:paragraph-rsid="006caa5d"/>
    </style:style>
    <style:style style:name="P43" style:family="paragraph" style:parent-style-name="Text_20_body" style:list-style-name="L24">
      <style:text-properties officeooo:rsid="006aaa27" officeooo:paragraph-rsid="006caa5d"/>
    </style:style>
    <style:style style:name="P44" style:family="paragraph" style:parent-style-name="Text_20_body" style:list-style-name="L2">
      <style:text-properties officeooo:rsid="00519215" officeooo:paragraph-rsid="00519215"/>
    </style:style>
    <style:style style:name="P45" style:family="paragraph" style:parent-style-name="Text_20_body" style:list-style-name="L3">
      <style:text-properties officeooo:rsid="00074e1e" officeooo:paragraph-rsid="0047e1e1"/>
    </style:style>
    <style:style style:name="P46" style:family="paragraph" style:parent-style-name="Text_20_body" style:list-style-name="L3">
      <style:text-properties officeooo:rsid="000785ac" officeooo:paragraph-rsid="004bf5fe"/>
    </style:style>
    <style:style style:name="P47" style:family="paragraph" style:parent-style-name="Text_20_body" style:list-style-name="L3">
      <style:text-properties officeooo:rsid="00055c34" officeooo:paragraph-rsid="00055c34"/>
    </style:style>
    <style:style style:name="P48" style:family="paragraph" style:parent-style-name="Text_20_body" style:list-style-name="L4">
      <style:text-properties officeooo:rsid="000a531e" officeooo:paragraph-rsid="000a531e"/>
    </style:style>
    <style:style style:name="P49" style:family="paragraph" style:parent-style-name="Text_20_body" style:list-style-name="L4">
      <style:text-properties officeooo:rsid="000bdb6b" officeooo:paragraph-rsid="000bdb6b"/>
    </style:style>
    <style:style style:name="P50" style:family="paragraph" style:parent-style-name="Text_20_body" style:list-style-name="L5">
      <style:text-properties officeooo:rsid="004da47f" officeooo:paragraph-rsid="004da47f"/>
    </style:style>
    <style:style style:name="P51" style:family="paragraph" style:parent-style-name="Text_20_body" style:list-style-name="L5">
      <style:text-properties officeooo:rsid="004f3709" officeooo:paragraph-rsid="004f3709"/>
    </style:style>
    <style:style style:name="P52" style:family="paragraph" style:parent-style-name="Text_20_body" style:list-style-name="L5">
      <style:text-properties officeooo:rsid="005107e7" officeooo:paragraph-rsid="005107e7"/>
    </style:style>
    <style:style style:name="P53" style:family="paragraph" style:parent-style-name="Text_20_body" style:list-style-name="L6">
      <style:text-properties officeooo:paragraph-rsid="000d8903"/>
    </style:style>
    <style:style style:name="P54" style:family="paragraph" style:parent-style-name="Text_20_body" style:list-style-name="L6">
      <style:text-properties officeooo:rsid="001a875a" officeooo:paragraph-rsid="001a875a"/>
    </style:style>
    <style:style style:name="P55" style:family="paragraph" style:parent-style-name="Text_20_body" style:list-style-name="L8">
      <style:text-properties officeooo:rsid="001a875a" officeooo:paragraph-rsid="001a875a"/>
    </style:style>
    <style:style style:name="P56" style:family="paragraph" style:parent-style-name="Text_20_body" style:list-style-name="L7">
      <style:text-properties officeooo:rsid="00397f71" officeooo:paragraph-rsid="00397f71"/>
    </style:style>
    <style:style style:name="P57" style:family="paragraph" style:parent-style-name="Text_20_body" style:list-style-name="L8">
      <style:text-properties officeooo:rsid="001497e5" officeooo:paragraph-rsid="001497e5"/>
    </style:style>
    <style:style style:name="P58" style:family="paragraph" style:parent-style-name="Text_20_body" style:list-style-name="L8">
      <style:text-properties officeooo:rsid="003f47e6" officeooo:paragraph-rsid="003f47e6"/>
    </style:style>
    <style:style style:name="P59" style:family="paragraph" style:parent-style-name="Text_20_body" style:list-style-name="L8">
      <style:text-properties officeooo:rsid="0036ef74" officeooo:paragraph-rsid="0036ef74"/>
    </style:style>
    <style:style style:name="P60" style:family="paragraph" style:parent-style-name="Text_20_body" style:list-style-name="L8">
      <style:text-properties officeooo:rsid="00566f0f" officeooo:paragraph-rsid="00566f0f"/>
    </style:style>
    <style:style style:name="P61" style:family="paragraph" style:parent-style-name="Text_20_body" style:list-style-name="L9">
      <style:text-properties officeooo:rsid="0020e961" officeooo:paragraph-rsid="0020e961"/>
    </style:style>
    <style:style style:name="P62" style:family="paragraph" style:parent-style-name="Text_20_body" style:list-style-name="L9">
      <style:text-properties officeooo:rsid="00216ddf" officeooo:paragraph-rsid="00216ddf"/>
    </style:style>
    <style:style style:name="P63" style:family="paragraph" style:parent-style-name="Text_20_body" style:list-style-name="L10">
      <style:text-properties officeooo:rsid="00250292" officeooo:paragraph-rsid="00250292"/>
    </style:style>
    <style:style style:name="P64" style:family="paragraph" style:parent-style-name="Text_20_body" style:list-style-name="L10">
      <style:text-properties officeooo:rsid="00265e9f" officeooo:paragraph-rsid="00265e9f"/>
    </style:style>
    <style:style style:name="P65" style:family="paragraph" style:parent-style-name="Text_20_body" style:list-style-name="L11">
      <style:text-properties officeooo:rsid="0028504c" officeooo:paragraph-rsid="0028504c"/>
    </style:style>
    <style:style style:name="P66" style:family="paragraph" style:parent-style-name="Text_20_body" style:list-style-name="L12">
      <style:text-properties officeooo:rsid="000f5db1" officeooo:paragraph-rsid="000f5db1"/>
    </style:style>
    <style:style style:name="P67" style:family="paragraph" style:parent-style-name="Text_20_body" style:list-style-name="L12">
      <style:text-properties officeooo:rsid="00232027" officeooo:paragraph-rsid="00232027"/>
    </style:style>
    <style:style style:name="P68" style:family="paragraph" style:parent-style-name="Text_20_body" style:list-style-name="L13">
      <style:text-properties officeooo:rsid="002a4a54" officeooo:paragraph-rsid="002a4a54"/>
    </style:style>
    <style:style style:name="P69" style:family="paragraph" style:parent-style-name="Text_20_body" style:list-style-name="L13">
      <style:text-properties officeooo:rsid="0035e131" officeooo:paragraph-rsid="0035e131"/>
    </style:style>
    <style:style style:name="P70" style:family="paragraph" style:parent-style-name="Text_20_body" style:list-style-name="L14">
      <style:text-properties officeooo:rsid="002b66dd" officeooo:paragraph-rsid="002b66dd"/>
    </style:style>
    <style:style style:name="P71" style:family="paragraph" style:parent-style-name="Text_20_body" style:list-style-name="L17">
      <style:text-properties officeooo:rsid="002b66dd" officeooo:paragraph-rsid="002b66dd"/>
    </style:style>
    <style:style style:name="P72" style:family="paragraph" style:parent-style-name="Text_20_body" style:list-style-name="L15">
      <style:text-properties officeooo:rsid="002b366d" officeooo:paragraph-rsid="002b366d"/>
    </style:style>
    <style:style style:name="P73" style:family="paragraph" style:parent-style-name="Text_20_body" style:list-style-name="L16">
      <style:text-properties officeooo:rsid="0071c787" officeooo:paragraph-rsid="0071c787"/>
    </style:style>
    <style:style style:name="P74" style:family="paragraph" style:parent-style-name="Text_20_body" style:list-style-name="L17">
      <style:text-properties officeooo:rsid="002c7eac" officeooo:paragraph-rsid="002c7eac"/>
    </style:style>
    <style:style style:name="P75" style:family="paragraph" style:parent-style-name="Text_20_body" style:list-style-name="L17">
      <style:text-properties officeooo:rsid="002e49ca" officeooo:paragraph-rsid="002e49ca"/>
    </style:style>
    <style:style style:name="P76" style:family="paragraph" style:parent-style-name="Text_20_body" style:list-style-name="L17">
      <style:text-properties officeooo:rsid="003c9762" officeooo:paragraph-rsid="003c9762"/>
    </style:style>
    <style:style style:name="P77" style:family="paragraph" style:parent-style-name="Text_20_body" style:list-style-name="L18">
      <style:text-properties officeooo:rsid="002f57cc" officeooo:paragraph-rsid="002f57cc"/>
    </style:style>
    <style:style style:name="P78" style:family="paragraph" style:parent-style-name="Text_20_body" style:list-style-name="L19">
      <style:text-properties officeooo:rsid="003b30f6" officeooo:paragraph-rsid="003b30f6"/>
    </style:style>
    <style:style style:name="P79" style:family="paragraph" style:parent-style-name="Text_20_body" style:list-style-name="L20">
      <style:text-properties officeooo:rsid="0030dfa6" officeooo:paragraph-rsid="0030dfa6"/>
    </style:style>
    <style:style style:name="P80" style:family="paragraph" style:parent-style-name="Text_20_body" style:list-style-name="L20">
      <style:text-properties officeooo:rsid="00313a5d" officeooo:paragraph-rsid="00313a5d"/>
    </style:style>
    <style:style style:name="P81" style:family="paragraph" style:parent-style-name="Text_20_body" style:list-style-name="L20">
      <style:text-properties officeooo:rsid="00332e3e" officeooo:paragraph-rsid="00332e3e"/>
    </style:style>
    <style:style style:name="P82" style:family="paragraph" style:parent-style-name="Text_20_body" style:list-style-name="L21">
      <style:text-properties officeooo:rsid="003fa54b" officeooo:paragraph-rsid="003fa54b"/>
    </style:style>
    <style:style style:name="P83" style:family="paragraph" style:parent-style-name="Text_20_body" style:list-style-name="L22">
      <style:text-properties officeooo:rsid="00405e24" officeooo:paragraph-rsid="00405e24"/>
    </style:style>
    <style:style style:name="P84" style:family="paragraph" style:parent-style-name="Text_20_body" style:list-style-name="L23">
      <style:text-properties officeooo:rsid="0040c3e7" officeooo:paragraph-rsid="0040c3e7"/>
    </style:style>
    <style:style style:name="P85" style:family="paragraph" style:parent-style-name="Text_20_body" style:list-style-name="L24">
      <style:text-properties officeooo:paragraph-rsid="00585419"/>
    </style:style>
    <style:style style:name="P86" style:family="paragraph" style:parent-style-name="Text_20_body" style:list-style-name="L24">
      <style:text-properties officeooo:rsid="00585419" officeooo:paragraph-rsid="00585419"/>
    </style:style>
    <style:style style:name="P87" style:family="paragraph" style:parent-style-name="Text_20_body" style:list-style-name="L25">
      <style:text-properties officeooo:rsid="005bd9de" officeooo:paragraph-rsid="005bd9de"/>
    </style:style>
    <style:style style:name="P88" style:family="paragraph" style:parent-style-name="Text_20_body" style:list-style-name="L26">
      <style:text-properties officeooo:rsid="005d0bdd" officeooo:paragraph-rsid="005d0bdd"/>
    </style:style>
    <style:style style:name="P89" style:family="paragraph" style:parent-style-name="Text_20_body" style:list-style-name="L26">
      <style:text-properties officeooo:rsid="005d251f" officeooo:paragraph-rsid="005d251f"/>
    </style:style>
    <style:style style:name="P90" style:family="paragraph" style:parent-style-name="Text_20_body" style:list-style-name="L27">
      <style:text-properties officeooo:rsid="005d4c36" officeooo:paragraph-rsid="005d4c36"/>
    </style:style>
    <style:style style:name="P91" style:family="paragraph" style:parent-style-name="Text_20_body" style:list-style-name="L27">
      <style:text-properties officeooo:rsid="00678758" officeooo:paragraph-rsid="00678758"/>
    </style:style>
    <style:style style:name="P92" style:family="paragraph" style:parent-style-name="Text_20_body" style:list-style-name="L28">
      <style:text-properties officeooo:rsid="005eed7f" officeooo:paragraph-rsid="005eed7f"/>
    </style:style>
    <style:style style:name="P93" style:family="paragraph" style:parent-style-name="Text_20_body" style:list-style-name="L29">
      <style:text-properties officeooo:rsid="0060cf6c" officeooo:paragraph-rsid="0060cf6c"/>
    </style:style>
    <style:style style:name="P94" style:family="paragraph" style:parent-style-name="Text_20_body" style:list-style-name="L3">
      <style:text-properties officeooo:rsid="00788fee" officeooo:paragraph-rsid="00788fee"/>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7e1e1"/>
    </style:style>
    <style:style style:name="T23" style:family="text">
      <style:text-properties officeooo:rsid="00482803"/>
    </style:style>
    <style:style style:name="T24" style:family="text">
      <style:text-properties officeooo:rsid="004a0f5e"/>
    </style:style>
    <style:style style:name="T25" style:family="text">
      <style:text-properties officeooo:rsid="005107e7"/>
    </style:style>
    <style:style style:name="T26" style:family="text">
      <style:text-properties officeooo:rsid="005296cf"/>
    </style:style>
    <style:style style:name="T27" style:family="text">
      <style:text-properties officeooo:rsid="00548769"/>
    </style:style>
    <style:style style:name="T28" style:family="text">
      <style:text-properties officeooo:rsid="005655ec"/>
    </style:style>
    <style:style style:name="T29" style:family="text">
      <style:text-properties officeooo:rsid="00585419"/>
    </style:style>
    <style:style style:name="T30" style:family="text">
      <style:text-properties officeooo:rsid="0058ef3f"/>
    </style:style>
    <style:style style:name="T31" style:family="text">
      <style:text-properties officeooo:rsid="005bad1e"/>
    </style:style>
    <style:style style:name="T32" style:family="text">
      <style:text-properties officeooo:rsid="005dce60"/>
    </style:style>
    <style:style style:name="T33" style:family="text">
      <style:text-properties officeooo:rsid="00649099"/>
    </style:style>
    <style:style style:name="T34" style:family="text">
      <style:text-properties officeooo:rsid="0064b236"/>
    </style:style>
    <style:style style:name="T35" style:family="text">
      <style:text-properties officeooo:rsid="0064f0bd"/>
    </style:style>
    <style:style style:name="T36" style:family="text">
      <style:text-properties officeooo:rsid="0066774d"/>
    </style:style>
    <style:style style:name="T37" style:family="text">
      <style:text-properties officeooo:rsid="0068c9df"/>
    </style:style>
    <style:style style:name="T38" style:family="text">
      <style:text-properties officeooo:rsid="006dd7e4"/>
    </style:style>
    <style:style style:name="T39" style:family="text">
      <style:text-properties officeooo:rsid="006f1afc"/>
    </style:style>
    <style:style style:name="T40" style:family="text">
      <style:text-properties officeooo:rsid="006f8186"/>
    </style:style>
    <style:style style:name="T41" style:family="text">
      <style:text-properties officeooo:rsid="00703633"/>
    </style:style>
    <style:style style:name="T42" style:family="text">
      <style:text-properties officeooo:rsid="00733acf"/>
    </style:style>
    <style:style style:name="T43" style:family="text">
      <style:text-properties officeooo:rsid="0074ae9c"/>
    </style:style>
    <style:style style:name="T44" style:family="text">
      <style:text-properties officeooo:rsid="00752c6e"/>
    </style:style>
    <style:style style:name="T45" style:family="text">
      <style:text-properties officeooo:rsid="00770e0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brary Todo/Plan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4</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5</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7</text:a></text:p>
          <text:p text:style-name="P2"><text:a xlink:type="simple" xlink:href="#__RefHeading___Toc144_1925812662" text:style-name="Index_20_Link" text:visited-style-name="Index_20_Link">6.1 – Basic Logging<text:tab/>7</text:a></text:p>
          <text:p text:style-name="P1"><text:a xlink:type="simple" xlink:href="#__RefHeading___Toc148_1925812662" text:style-name="Index_20_Link" text:visited-style-name="Index_20_Link">7 – Process<text:tab/>7</text:a></text:p>
          <text:p text:style-name="P2"><text:a xlink:type="simple" xlink:href="#__RefHeading___Toc150_1925812662" text:style-name="Index_20_Link" text:visited-style-name="Index_20_Link">7.1 – Process Table<text:tab/>7</text:a></text:p>
          <text:p text:style-name="P2"><text:a xlink:type="simple" xlink:href="#__RefHeading___Toc152_1925812662" text:style-name="Index_20_Link" text:visited-style-name="Index_20_Link">7.2 – Globals<text:tab/>7</text:a></text:p>
          <text:p text:style-name="P2"><text:a xlink:type="simple" xlink:href="#__RefHeading___Toc154_1925812662" text:style-name="Index_20_Link" text:visited-style-name="Index_20_Link">7.3 – Forking a Process<text:tab/>7</text:a></text:p>
          <text:p text:style-name="P2"><text:a xlink:type="simple" xlink:href="#__RefHeading___Toc156_1925812662" text:style-name="Index_20_Link" text:visited-style-name="Index_20_Link">7.4 – Execution<text:tab/>7</text:a></text:p>
          <text:p text:style-name="P2"><text:a xlink:type="simple" xlink:href="#__RefHeading___Toc158_1925812662" text:style-name="Index_20_Link" text:visited-style-name="Index_20_Link">7.5 – Stopping a Process<text:tab/>7</text:a></text:p>
        </text:index-body>
      </text:table-of-content>
      <text:p text:style-name="P4"/>
      <text:h text:style-name="P19" text:outline-level="1"><text:bookmark-start text:name="__RefHeading___Toc106_1925812662"/>1 – Terminal<text:bookmark-end text:name="__RefHeading___Toc106_1925812662"/></text:h>
      <text:p text:style-name="P16">The standard ‘print’ function will be treated specially and simply go to the current terminal</text:p>
      <text:h text:style-name="P24" text:outline-level="2"><text:bookmark-start text:name="__RefHeading___Toc146_1925812662"/>1.1 – Terminal Table<text:bookmark-end text:name="__RefHeading___Toc146_1925812662"/></text:h>
      <text:p text:style-name="P7">Fields -</text:p>
      <text:list xml:id="list4270169903" text:style-name="L1">
        <text:list-item>
          <text:p text:style-name="P36">[<text:span text:style-name="T18">boolean</text:span>] “<text:span text:style-name="T18">is_null</text:span>”: <text:span text:style-name="T18">Set to true if this object is not initialized</text:span></text:p>
        </text:list-item>
        <text:list-item>
          <text:p text:style-name="P37">[int] “id”: The id number of this terminal</text:p>
        </text:list-item>
        <text:list-item>
          <text:p text:style-name="P38">[string] “object_type”: This will tell the user what kind of table they’re working with</text:p>
        </text:list-item>
      </text:list>
      <text:p text:style-name="P15">Functions – The following functions will be applied to terminal tables <text:span text:style-name="T21">unless marked otherwise</text:span></text:p>
      <text:h text:style-name="P25" text:outline-level="2"><text:bookmark-start text:name="__RefHeading___Toc108_1925812662"/>1.1 – Utility Functions<text:bookmark-end text:name="__RefHeading___Toc108_1925812662"/></text:h>
      <text:list xml:id="list1778438876" text:style-name="L2">
        <text:list-item>
          <text:p text:style-name="P44">table new_terminal() - Makes a new terminal and returns a table representing it. <text:span text:style-name="T26">This is a library function</text:span></text:p>
        </text:list-item>
      </text:list>
      <text:list xml:id="list3918954125" text:style-name="L3">
        <text:list-item>
          <text:p text:style-name="P45"><text:span text:style-name="T19">table</text:span> get_curr_terminal() - Gets the currently used terminal and returns <text:span text:style-name="T23">the terminal table for it</text:span>. <text:span text:style-name="T23">This is a library function</text:span></text:p>
        </text:list-item>
        <text:list-item>
          <text:p text:style-name="P45"><text:span text:style-name="T28">table</text:span> direct(<text:span text:style-name="T22">table terminal</text:span>) – Directs <text:span text:style-name="T22">output to the terminal represented by the provided terminal table. </text:span><text:span text:style-name="T28">Returns an error table.</text:span><text:span text:style-name="T22"> </text:span><text:span text:style-name="T23">This is a library function</text:span></text:p>
        </text:list-item>
        <text:list-item>
          <text:p text:style-name="P46"><text:span text:style-name="T1">s</text:span>tring set_color(<text:span text:style-name="T1">s</text:span>tring text, <text:span text:style-name="T1">s</text:span>tring color) – Formats a given string to a given color. Color value must be in hex format. <text:span text:style-name="T24">This is a library function</text:span></text:p>
        </text:list-item>
        <text:list-item>
          <text:p text:style-name="P47">boolean is_ready() – <text:span text:style-name="T20">Returns value representing whether or not this terminal is ready to be printed to</text:span></text:p>
        </text:list-item>
        <text:list-item>
          <text:p text:style-name="P94">string get_title() - Gets the current title of the window</text:p>
        </text:list-item>
        <text:list-item>
          <text:p text:style-name="P94">void set_title(string title) – Changes the title of the terminal window</text:p>
        </text:list-item>
      </text:list>
      <text:h text:style-name="P25" text:outline-level="2"><text:bookmark-start text:name="__RefHeading___Toc110_1925812662"/>1.2 – Output<text:bookmark-end text:name="__RefHeading___Toc110_1925812662"/></text:h>
      <text:list xml:id="list2859942316" text:style-name="L4">
        <text:list-item>
          <text:p text:style-name="P48">void println(string text) – Prints a line of text to the console</text:p>
        </text:list-item>
        <text:list-item>
          <text:p text:style-name="P49">void print(string text) – Prints text without a newline</text:p>
        </text:list-item>
        <text:list-item>
          <text:p text:style-name="P49">void error(string text) – Throws an error with the given text</text:p>
        </text:list-item>
      </text:list>
      <text:h text:style-name="P25" text:outline-level="2"><text:bookmark-start text:name="__RefHeading___Toc112_1925812662"/>1.3 – Input<text:bookmark-end text:name="__RefHeading___Toc112_1925812662"/></text:h>
      <text:list xml:id="list3439053339" text:style-name="L5">
        <text:list-item>
          <text:p text:style-name="P50">string get_<text:span text:style-name="T27">buffer</text:span>_text() - Gets the text currently pending in the input buffer</text:p>
        </text:list-item>
        <text:list-item>
          <text:p text:style-name="P51">table set_<text:span text:style-name="T27">buffer</text:span>_text(string text) – <text:span text:style-name="T25">Sets the text in the input buffer. Returns an error table</text:span></text:p>
        </text:list-item>
        <text:list-item>
          <text:p text:style-name="P52"><text:soft-page-break/>table set_prefix(string text) – Sets the prefix that appears before the input buffer. Returns an error table</text:p>
        </text:list-item>
      </text:list>
      <text:h text:style-name="P20" text:outline-level="1"><text:bookmark-start text:name="__RefHeading___Toc114_1925812662"/>2 – IO<text:bookmark-end text:name="__RefHeading___Toc114_1925812662"/></text:h>
      <text:p text:style-name="P6"><text:span text:style-name="T8">Filesystem object </text:span><text:span text:style-name="T9">data</text:span><text:span text:style-name="T8"> table format - </text:span></text:p>
      <text:p text:style-name="P12">Fields -</text:p>
      <text:list xml:id="list32295971" text:style-name="L6">
        <text:list-item>
          <text:p text:style-name="P53"><text:span text:style-name="T8">[boolean] </text:span>“<text:span text:style-name="T8">is_null</text:span>”: <text:span text:style-name="T8">Whether or not the table contains data for a valid object</text:span></text:p>
        </text:list-item>
        <text:list-item>
          <text:p text:style-name="P54">[boolean] “is_directory”: This field is set to true of the represented object is a directory</text:p>
        </text:list-item>
        <text:list-item>
          <text:p text:style-name="P39">[string] “object_type”: This will tell the user what kind of table they’re working with</text:p>
        </text:list-item>
      </text:list>
      <text:p text:style-name="P12">Functions -</text:p>
      <text:list xml:id="list628211874" text:style-name="L7">
        <text:list-item>
          <text:p text:style-name="P56">string get_path() - Returns a string representing the path of this object</text:p>
        </text:list-item>
      </text:list>
      <text:h text:style-name="P26" text:outline-level="2"><text:bookmark-start text:name="__RefHeading___Toc130_1925812662"/>2.1 – Metadata<text:bookmark-end text:name="__RefHeading___Toc130_1925812662"/></text:h>
      <text:list xml:id="list3161518657" text:style-name="L8">
        <text:list-item>
          <text:p text:style-name="P57"><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55">table get(string path) – Gets an object from the filesystem and returns is as a table. See documentation for further details</text:p>
        </text:list-item>
        <text:list-item>
          <text:p text:style-name="P58">table get_working_dir() - Gets the current working directory of the system</text:p>
        </text:list-item>
        <text:list-item>
          <text:p text:style-name="P58">table set_working_dir(string path) – Sets the current working dir to the folder at the path given. Returns an error table</text:p>
        </text:list-item>
        <text:list-item>
          <text:p text:style-name="P59">table make_file(string path) – Creates a file object at the given path and returns it in a file table</text:p>
        </text:list-item>
        <text:list-item>
          <text:p text:style-name="P59">table make_folder(string path) – Creates a folder object at the given path and returns it in a table</text:p>
        </text:list-item>
        <text:list-item>
          <text:p text:style-name="P60">table get_working_dir() - Gets the current working directory, returns as a filesystem object table</text:p>
        </text:list-item>
      </text:list>
      <text:h text:style-name="P27" text:outline-level="2"><text:bookmark-start text:name="__RefHeading___Toc116_1925812662"/>2.<text:span text:style-name="T5">2</text:span> – File<text:span text:style-name="T11">s</text:span><text:bookmark-end text:name="__RefHeading___Toc116_1925812662"/></text:h>
      <text:p text:style-name="P6"><text:tab/><text:span text:style-name="T10">Note: For this and following sections functions will apply to the filesystem object table and not the IO library.</text:span></text:p>
      <text:list xml:id="list3855252962" text:style-name="L9">
        <text:list-item>
          <text:p text:style-name="P61">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62">void set_contents(table con) – Sets the contents of the file object to that of the given table. Every entry represents a line</text:p>
        </text:list-item>
        <text:list-item>
          <text:p text:style-name="P62">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28" text:outline-level="2"><text:bookmark-start text:name="__RefHeading___Toc118_1925812662"/><text:soft-page-break/><text:span text:style-name="T2">2.</text:span><text:span text:style-name="T5">3</text:span><text:span text:style-name="T2"> – Folder data</text:span><text:bookmark-end text:name="__RefHeading___Toc118_1925812662"/></text:h>
      <text:list xml:id="list824814404" text:style-name="L10">
        <text:list-item>
          <text:p text:style-name="P63">table get_children() - Returns a table containing filesystem objects representing the children of the folder</text:p>
        </text:list-item>
        <text:list-item>
          <text:p text:style-name="P63"><text:span text:style-name="T15">table</text:span> remove_child(string child) – Removes a child from a given folder. <text:span text:style-name="T14">Returns </text:span><text:span text:style-name="T15">an error table</text:span></text:p>
        </text:list-item>
        <text:list-item>
          <text:p text:style-name="P64">table add_child(table child) – Adds a child to the folder. Returns an error table and must be given a filesystem object table</text:p>
        </text:list-item>
      </text:list>
      <text:h text:style-name="P27" text:outline-level="2"><text:bookmark-start text:name="__RefHeading___Toc120_1925812662"/>2.<text:span text:style-name="T5">4</text:span> – Permissions <text:bookmark-end text:name="__RefHeading___Toc120_1925812662"/></text:h>
      <text:list xml:id="list4127414854" text:style-name="L11">
        <text:list-item>
          <text:p text:style-name="P65">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65">table get_perms() - Gets permissions and returns them as a table object. This table contains a string representing the permissions as well as keyed boolean values (i.e. “owner_read” or “other_write”)</text:p>
        </text:list-item>
      </text:list>
      <text:h text:style-name="P20" text:outline-level="1"><text:bookmark-start text:name="__RefHeading___Toc122_1925812662"/>3 – Ex<text:bookmark-end text:name="__RefHeading___Toc122_1925812662"/></text:h>
      <text:p text:style-name="P6"><text:tab/><text:span text:style-name="T4">This is a separate library because I want to be able to separate execution perms from other stuff, </text:span><text:span text:style-name="T38">the stuff in io is a lot more useful</text:span></text:p>
      <text:list xml:id="list2993591557" text:style-name="L12">
        <text:list-item>
          <text:p text:style-name="P66"><text:span text:style-name="T13">table</text:span> execute(string path) – <text:span text:style-name="T3">Executes a file at the provided path, </text:span><text:span text:style-name="T40">returns an error table. Error table may have error from </text:span><text:span text:style-name="T41">script execution</text:span></text:p>
        </text:list-item>
        <text:list-item>
          <text:p text:style-name="P67">table execute_<text:span text:style-name="T39">args</text:span>(string path, table args) – Executes a file at the provided path with the provided data passed. The return value is a table of data which is optionally returned.</text:p>
        </text:list-item>
      </text:list>
      <text:h text:style-name="P20" text:outline-level="1"><text:bookmark-start text:name="__RefHeading___Toc124_1925812662"/>4 – Usr<text:bookmark-end text:name="__RefHeading___Toc124_1925812662"/></text:h>
      <text:h text:style-name="P29" text:outline-level="2"><text:bookmark-start text:name="__RefHeading___Toc136_1925812662"/>4.1 – Metadata <text:bookmark-end text:name="__RefHeading___Toc136_1925812662"/></text:h>
      <text:list xml:id="list3960597739" text:style-name="L13">
        <text:list-item>
          <text:p text:style-name="P68">table get_user(string name) – Returns a user table representing the user with the name matching the given parameter</text:p>
        </text:list-item>
        <text:list-item>
          <text:p text:style-name="P68">table get_group(string name) – Returns a group table representing the group with the name matching the given parameter</text:p>
        </text:list-item>
        <text:list-item>
          <text:p text:style-name="P69">table create_user(string name) – Creates a user and returns it in a user table</text:p>
        </text:list-item>
        <text:list-item>
          <text:p text:style-name="P69">table create_group(string name) – Creates a group and returns it in a group table</text:p>
        </text:list-item>
      </text:list>
      <text:h text:style-name="P29" text:outline-level="2"><text:bookmark-start text:name="__RefHeading___Toc138_1925812662"/><text:soft-page-break/>4.2 – User Table<text:bookmark-end text:name="__RefHeading___Toc138_1925812662"/></text:h>
      <text:p text:style-name="P9">Fields -</text:p>
      <text:list xml:id="list1990554953" text:style-name="L14">
        <text:list-item>
          <text:p text:style-name="P70">[boolean] “is_null”: Whether or not this field is valid</text:p>
        </text:list-item>
      </text:list>
      <text:list xml:id="list2039002646" text:style-name="L15">
        <text:list-item>
          <text:p text:style-name="P72">[string] “name”: Name of the user represented</text:p>
        </text:list-item>
        <text:list-item>
          <text:p text:style-name="P40">[string] “object_type”: This will tell the user what kind of table they’re working with</text:p>
        </text:list-item>
      </text:list>
      <text:p text:style-name="P18">Functions -</text:p>
      <text:list xml:id="list195473294" text:style-name="L16">
        <text:list-item>
          <text:p text:style-name="P73">table update() - Returns an updated user table <text:span text:style-name="T42">(useful if data is desynced)</text:span></text:p>
        </text:list-item>
      </text:list>
      <text:list xml:id="list2316917342" text:style-name="L17">
        <text:list-item>
          <text:p text:style-name="P71">table set_name(string name) – Sets this user to a new name as specified by the argument. Returns a <text:span text:style-name="T43">reference to the new table since the interface doesn’t let me change the table object easily</text:span></text:p>
        </text:list-item>
        <text:list-item>
          <text:p text:style-name="P74">table get_groups() - Gets the groups this user is a member of. This is essentially an array of group tables</text:p>
        </text:list-item>
        <text:list-item>
          <text:p text:style-name="P74">table add_<text:span text:style-name="T45">to</text:span>_group(<text:span text:style-name="T44">string name</text:span>) - Joins this user to a group. Returns an error table</text:p>
        </text:list-item>
        <text:list-item>
          <text:p text:style-name="P74">table remove_group() - Removes this user from a group. Returns an error table.</text:p>
        </text:list-item>
        <text:list-item>
          <text:p text:style-name="P74">table get_default_perms() - Returns the perms assigned to this users filesystem objects</text:p>
        </text:list-item>
        <text:list-item>
          <text:p text:style-name="P75">void set_default_perms(string perms) – Sets default perms to a string given</text:p>
        </text:list-item>
        <text:list-item>
          <text:p text:style-name="P76">string get_home_dir() - Returns a string representing the <text:span text:style-name="T17">path of the</text:span> home directory of this user</text:p>
        </text:list-item>
      </text:list>
      <text:h text:style-name="P29" text:outline-level="2"><text:bookmark-start text:name="__RefHeading___Toc140_1925812662"/>4.3 – Group Table<text:bookmark-end text:name="__RefHeading___Toc140_1925812662"/></text:h>
      <text:p text:style-name="P10">Fields -</text:p>
      <text:list xml:id="list2217039082" text:style-name="L18">
        <text:list-item>
          <text:p text:style-name="P77">[boolean] “is_null”: Whether or not this field is valid</text:p>
        </text:list-item>
        <text:list-item>
          <text:p text:style-name="P77">[string] “name”: Name of the user represented</text:p>
        </text:list-item>
        <text:list-item>
          <text:p text:style-name="P41">[string] “object_type”: This will tell the user what kind of table they’re working with</text:p>
        </text:list-item>
      </text:list>
      <text:p text:style-name="P11">Functions -</text:p>
      <text:list xml:id="list2680682135" text:style-name="L19">
        <text:list-item>
          <text:p text:style-name="P78">table set_name(string name) – Sets the name of this group to the given argument. Returns an error table</text:p>
        </text:list-item>
      </text:list>
      <text:list xml:id="list3369213273" text:style-name="L20">
        <text:list-item>
          <text:p text:style-name="P79">table get_users() - Returns a table of the users that are a member of this group.</text:p>
        </text:list-item>
        <text:list-item>
          <text:p text:style-name="P80">table remove_user(string name) – Removes a user of the given name. Returns an error table.</text:p>
        </text:list-item>
        <text:list-item>
          <text:p text:style-name="P81">table add_user(table user) – Adds a user to this group <text:span text:style-name="T16">from a user table</text:span></text:p>
        </text:list-item>
      </text:list>
      <text:h text:style-name="P21" text:outline-level="1"><text:bookmark-start text:name="__RefHeading___Toc132_1925812662"/><text:soft-page-break/>5 – Err<text:bookmark-end text:name="__RefHeading___Toc132_1925812662"/></text:h>
      <text:h text:style-name="P30" text:outline-level="2"><text:bookmark-start text:name="__RefHeading___Toc134_1925812662"/>5.1 – Error Table<text:bookmark-end text:name="__RefHeading___Toc134_1925812662"/></text:h>
      <text:p text:style-name="P13">Fields -</text:p>
      <text:list xml:id="list4068631251" text:style-name="L21">
        <text:list-item>
          <text:p text:style-name="P82">[boolean] “error”: Field is set to true if an error was experienced</text:p>
        </text:list-item>
        <text:list-item>
          <text:p text:style-name="P82">[string] “message”: Field contains the error message the function returned</text:p>
        </text:list-item>
        <text:list-item>
          <text:p text:style-name="P42">[string] “object_type”: This will tell the user what kind of table they’re working with</text:p>
        </text:list-item>
      </text:list>
      <text:p text:style-name="P14">Functions -</text:p>
      <text:list xml:id="list1140295601" text:style-name="L22">
        <text:list-item>
          <text:p text:style-name="P83">void except() - Throws an exception with the given message and prints it to the terminal.</text:p>
        </text:list-item>
      </text:list>
      <text:h text:style-name="P22" text:outline-level="1"><text:bookmark-start text:name="__RefHeading___Toc142_1925812662"/>6 – Log<text:bookmark-end text:name="__RefHeading___Toc142_1925812662"/></text:h>
      <text:h text:style-name="P31" text:outline-level="2"><text:bookmark-start text:name="__RefHeading___Toc144_1925812662"/>6.1 – Basic Logging<text:bookmark-end text:name="__RefHeading___Toc144_1925812662"/></text:h>
      <text:list xml:id="list870299554" text:style-name="L23">
        <text:list-item>
          <text:p text:style-name="P84">log(string message) – Logs a message to the standard log file in the standard format</text:p>
        </text:list-item>
        <text:list-item>
          <text:p text:style-name="P84">log_err(table error_table) – Logs an error to the logfile using an error table</text:p>
        </text:list-item>
      </text:list>
      <text:h text:style-name="P23" text:outline-level="1"><text:bookmark-start text:name="__RefHeading___Toc148_1925812662"/>7 – Process<text:bookmark-end text:name="__RefHeading___Toc148_1925812662"/></text:h>
      <text:h text:style-name="P32" text:outline-level="2"><text:bookmark-start text:name="__RefHeading___Toc150_1925812662"/>7.1 – Process Table<text:bookmark-end text:name="__RefHeading___Toc150_1925812662"/></text:h>
      <text:p text:style-name="P8">Fields -</text:p>
      <text:list xml:id="list1919593206" text:style-name="L24">
        <text:list-item>
          <text:p text:style-name="P86">[boolean] “is_null”: Signals whether this object is instanced or not</text:p>
        </text:list-item>
        <text:list-item>
          <text:p text:style-name="P86">[int] “id”: Identifier for this object</text:p>
        </text:list-item>
        <text:list-item>
          <text:p text:style-name="P85"><text:span text:style-name="T29">[</text:span><text:span text:style-name="T30">string</text:span><text:span text:style-name="T29">] “</text:span><text:span text:style-name="T30">name</text:span><text:span text:style-name="T29">”: </text:span><text:span text:style-name="T30">Name of this process</text:span></text:p>
        </text:list-item>
        <text:list-item>
          <text:p text:style-name="P43">[string] “object_type”: This will tell the user what kind of table they’re working with</text:p>
        </text:list-item>
      </text:list>
      <text:h text:style-name="P32" text:outline-level="2"><text:bookmark-start text:name="__RefHeading___Toc152_1925812662"/>7.<text:span text:style-name="T31">2</text:span> – <text:span text:style-name="T29">Globals</text:span><text:bookmark-end text:name="__RefHeading___Toc152_1925812662"/></text:h>
      <text:list xml:id="list1502908406" text:style-name="L25">
        <text:list-item>
          <text:p text:style-name="P87">void add_globals(<text:span text:style-name="T33">string key, var</text:span>) – <text:span text:style-name="T33">The valua passed in var will be added to the globals under the key prov</text:span><text:span text:style-name="T36">i</text:span><text:span text:style-name="T33">ded</text:span></text:p>
        </text:list-item>
        <text:list-item>
          <text:p text:style-name="P87">void reset_globals() - Resets globals to default</text:p>
        </text:list-item>
        <text:list-item>
          <text:p text:style-name="P87">void reset_<text:span text:style-name="T34">globals</text:span>_when_complete(boolean reset) – Determines if the globals will be reset after execution of this file is complete</text:p>
        </text:list-item>
      </text:list>
      <text:h text:style-name="P33" text:outline-level="2"><text:bookmark-start text:name="__RefHeading___Toc154_1925812662"/><text:soft-page-break/>7.<text:span text:style-name="T31">3</text:span> – Forking a Process<text:bookmark-end text:name="__RefHeading___Toc154_1925812662"/></text:h>
      <text:list xml:id="list1332718510" text:style-name="L26">
        <text:list-item>
          <text:p text:style-name="P88">void pass_globals(boolean b) – Sets whether or not globals are passed to forked processes</text:p>
        </text:list-item>
        <text:list-item>
          <text:p text:style-name="P89">table fork(string name) – Forks and creates a new process with the name provided. Returns process as table</text:p>
        </text:list-item>
      </text:list>
      <text:h text:style-name="P33" text:outline-level="2"><text:bookmark-start text:name="__RefHeading___Toc156_1925812662"/>7.<text:span text:style-name="T31">4</text:span> – Execution<text:bookmark-end text:name="__RefHeading___Toc156_1925812662"/></text:h>
      <text:list xml:id="list623054994" text:style-name="L27">
        <text:list-item>
          <text:p text:style-name="P90">table set_file(string script_path) – Sets the file at the path to the base of the process. Does not execute this file, returns an error table. <text:span text:style-name="T35">This function only affects what is done on start</text:span></text:p>
        </text:list-item>
        <text:list-item>
          <text:p text:style-name="P90">table start() - Starts executing base file. <text:span text:style-name="T32">Returns error table</text:span></text:p>
        </text:list-item>
        <text:list-item>
          <text:p text:style-name="P91">table execute(string script_path) – <text:span text:style-name="T37">Executes a script at given path. Returns an error table</text:span></text:p>
        </text:list-item>
      </text:list>
      <text:h text:style-name="P34" text:outline-level="2"><text:bookmark-start text:name="__RefHeading___Toc158_1925812662"/>7.<text:span text:style-name="T31">5</text:span> – Stopping a Process<text:bookmark-end text:name="__RefHeading___Toc158_1925812662"/></text:h>
      <text:list xml:id="list836268600" text:style-name="L28">
        <text:list-item>
          <text:p text:style-name="P92">table stop() - Stops the process. Returns an error table</text:p>
        </text:list-item>
      </text:list>
      <text:h text:style-name="P35" text:outline-level="2">7.6 – Metadata</text:h>
      <text:p text:style-name="P17">These are only executable with the library. Most processes don’t have access to these.</text:p>
      <text:list xml:id="list2087742366" text:style-name="L29">
        <text:list-item>
          <text:p text:style-name="P93">table get_processes() – Returns a table of the processes on the system</text:p>
        </text:list-item>
        <text:list-item>
          <text:p text:style-name="P93">table get_process(int id) – Gets the process of the given id and returns it as a ta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3T09:13:19.081953084</dc:date>
    <meta:editing-duration>P1DT16H36M57S</meta:editing-duration>
    <meta:editing-cycles>103</meta:editing-cycles>
    <meta:document-statistic meta:table-count="0" meta:image-count="0" meta:object-count="0" meta:page-count="8" meta:paragraph-count="149" meta:word-count="1640" meta:character-count="9496" meta:non-whitespace-character-count="7989"/>
  </office:meta>
</office:document-meta>
</file>